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6.75in"/>
        </style:tab-stops>
      </style:paragraph-properties>
      <style:text-properties officeooo:rsid="001c81df" officeooo:paragraph-rsid="001c81df"/>
    </style:style>
    <style:style style:name="P2"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ab-stops>
          <style:tab-stop style:position="6.75in"/>
        </style:tab-stops>
      </style:paragraph-properties>
      <style:text-properties officeooo:rsid="001c81df" officeooo:paragraph-rsid="001c81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 Lab 8</text:p>
      <text:p text:style-name="P1">Sam Disharoon</text:p>
      <text:p text:style-name="P1"/>
      <text:p text:style-name="P1">PSA-&gt; My print funcion does not work. My print inOrder does, but the normal one does not. <text:s/>There is also a disturbingly large memory leak because my destructor does not act right. It also likes to segfault on my laptop for some unknown reason. Maybe youll have better luck on your computer</text:p>
      <text:p text:style-name="P1"/>
      <text:p text:style-name="P1">a) My approach to the problem was to take the puesdocode offered in class, modify it slightly so it makes more sense to me, and then implement it.</text:p>
      <text:p text:style-name="P1">b) The time complexity increases depending on how to tree is implemented. <text:s/>If it is balanced, than it will be about log(n) time. An unbalanced tree will take n time though</text:p>
      <text:p text:style-name="P1">c) I couldn't time it because of the segfaults</text:p>
      <text:p text:style-name="P2">d) Making it a red-black tree</text:p>
      <text:p text:style-name="P1">//Lab 8 -&gt; main.cpp</text:p>
      <text:p text:style-name="P1">//Sam Disharoon</text:p>
      <text:p text:style-name="P1">#include"binarytree.h"</text:p>
      <text:p text:style-name="P1">#include&lt;iostream&gt;</text:p>
      <text:p text:style-name="P1">#include&lt;chrono&gt;</text:p>
      <text:p text:style-name="P1">#include&lt;time.h&gt;</text:p>
      <text:p text:style-name="P1">int main(int argc, char** argv){</text:p>
      <text:p text:style-name="P1"><text:tab/>BinaryTree tree(83);<text:tab/>//Creates tree with root at 83;</text:p>
      <text:p text:style-name="P1"><text:tab/>int x;</text:p>
      <text:p text:style-name="P1"><text:tab/>srand(time(NULL));</text:p>
      <text:p text:style-name="P1"><text:tab/>//Going to insert 5 nodes manually and time it</text:p>
      <text:p text:style-name="P1"><text:tab/></text:p>
      <text:p text:style-name="P1"><text:tab/>auto start=std::chrono::system_clock::now();</text:p>
      <text:p text:style-name="P1"><text:tab/>tree.insert(65);</text:p>
      <text:p text:style-name="P1"><text:tab/>tree.insert(213);</text:p>
      <text:p text:style-name="P1"><text:tab/>tree.insert(54);</text:p>
      <text:p text:style-name="P1"><text:tab/>tree.insert(54);</text:p>
      <text:p text:style-name="P1"><text:tab/>tree.insert(654);</text:p>
      <text:p text:style-name="P1"><text:tab/>auto end=std::chrono::system_clock::now();</text:p>
      <text:p text:style-name="P1"><text:tab/>std::chrono::duration&lt;double&gt; elapsed_seconds=end-start;</text:p>
      <text:p text:style-name="P1"><text:soft-page-break/><text:tab/>std::time_t end_time=std::chrono::system_clock::to_time_t(end);</text:p>
      <text:p text:style-name="P1"><text:tab/>std::cout&lt;&lt;"Insertion finished at "&lt;&lt;std::ctime(&amp;end_time);</text:p>
      <text:p text:style-name="P1"><text:tab/>std::cout &lt;&lt;"elapsed time: "&lt;&lt;elapsed_seconds.count()&lt;&lt;"s\n";</text:p>
      <text:p text:style-name="P1"><text:tab/></text:p>
      <text:p text:style-name="P1"><text:tab/></text:p>
      <text:p text:style-name="P1"><text:tab/>//Now to print the tree in order</text:p>
      <text:p text:style-name="P1"><text:tab/>tree.printIO();</text:p>
      <text:p text:style-name="P1"><text:tab/>std::cout&lt;&lt;"\n";</text:p>
      <text:p text:style-name="P1"><text:tab/>std::cout&lt;&lt;"Max-&gt;";</text:p>
      <text:p text:style-name="P1"><text:tab/>tree.maxHelper();</text:p>
      <text:p text:style-name="P1"><text:tab/>std::cout&lt;&lt;"\nMin-&gt;";</text:p>
      <text:p text:style-name="P1"><text:tab/>tree.minHelper();</text:p>
      <text:p text:style-name="P1"><text:tab/>std::cout&lt;&lt;"\n";</text:p>
      <text:p text:style-name="P1"><text:tab/></text:p>
      <text:p text:style-name="P1"><text:tab/>//Now to search for 2 nodes, 1 in, 1 not</text:p>
      <text:p text:style-name="P1"><text:tab/>start=std::chrono::system_clock::now();</text:p>
      <text:p text:style-name="P1"><text:tab/>tree.search(654);</text:p>
      <text:p text:style-name="P1"><text:tab/>tree.search(8);//&lt;-will print out NOT FOUND!</text:p>
      <text:p text:style-name="P1"><text:tab/>end=std::chrono::system_clock::now();</text:p>
      <text:p text:style-name="P1"><text:tab/>elapsed_seconds=end-start;</text:p>
      <text:p text:style-name="P1"><text:tab/>end_time=std::chrono::system_clock::to_time_t(end);</text:p>
      <text:p text:style-name="P1"><text:tab/>std::cout&lt;&lt;"Searching finished at "&lt;&lt;std::ctime(&amp;end_time);</text:p>
      <text:p text:style-name="P1"><text:tab/>std::cout &lt;&lt;"elapsed time: "&lt;&lt;elapsed_seconds.count()&lt;&lt;"s\n";</text:p>
      <text:p text:style-name="P1"><text:tab/></text:p>
      <text:p text:style-name="P1"><text:tab/></text:p>
      <text:p text:style-name="P1"><text:tab/>//Now to delete a Node<text:tab/></text:p>
      <text:p text:style-name="P1"><text:tab/>start=std::chrono::system_clock::now();</text:p>
      <text:p text:style-name="P1"><text:soft-page-break/><text:tab/>tree.removeHelper(54);</text:p>
      <text:p text:style-name="P1"><text:tab/>end=std::chrono::system_clock::now();</text:p>
      <text:p text:style-name="P1"><text:tab/>elapsed_seconds=end-start;</text:p>
      <text:p text:style-name="P1"><text:tab/>end_time=std::chrono::system_clock::to_time_t(end);</text:p>
      <text:p text:style-name="P1"><text:tab/>std::cout&lt;&lt;"Deletion finished at "&lt;&lt;std::ctime(&amp;end_time);</text:p>
      <text:p text:style-name="P1"><text:tab/>std::cout &lt;&lt;"elapsed time: "&lt;&lt;elapsed_seconds.count()&lt;&lt;"s\n";</text:p>
      <text:p text:style-name="P1"><text:tab/></text:p>
      <text:p text:style-name="P1"><text:tab/>//Print tree after remove</text:p>
      <text:p text:style-name="P1"><text:tab/>tree.printIO();</text:p>
      <text:p text:style-name="P1"><text:tab/>std::cout&lt;&lt;"\n";</text:p>
      <text:p text:style-name="P1"><text:tab/></text:p>
      <text:p text:style-name="P1"><text:tab/>/*****NEXT PHASE OF TESTING*****/</text:p>
      <text:p text:style-name="P1"><text:tab/></text:p>
      <text:p text:style-name="P1"><text:tab/>BinaryTree tree2(50);<text:tab/>//Creates tree with root at 50</text:p>
      <text:p text:style-name="P1"><text:tab/></text:p>
      <text:p text:style-name="P1"><text:tab/>//Going to insert 1000 nodes and time the functions</text:p>
      <text:p text:style-name="P1"><text:tab/></text:p>
      <text:p text:style-name="P1"><text:tab/></text:p>
      <text:p text:style-name="P1"><text:tab/>start=std::chrono::system_clock::now();</text:p>
      <text:p text:style-name="P1"><text:tab/>for(int n=0;n&lt;1000;n++){</text:p>
      <text:p text:style-name="P1"><text:tab/><text:tab/>std::cout&lt;&lt;n&lt;&lt;"\n";</text:p>
      <text:p text:style-name="P1"><text:tab/><text:tab/>x=rand()%100+1;</text:p>
      <text:p text:style-name="P1"><text:tab/><text:tab/>tree2.insert(x);</text:p>
      <text:p text:style-name="P1"><text:tab/>}</text:p>
      <text:p text:style-name="P1"><text:tab/>end=std::chrono::system_clock::now();</text:p>
      <text:p text:style-name="P1"><text:soft-page-break/><text:tab/>elapsed_seconds=end-start;</text:p>
      <text:p text:style-name="P1"><text:tab/>end_time=std::chrono::system_clock::to_time_t(end);</text:p>
      <text:p text:style-name="P1"><text:tab/>std::cout&lt;&lt;"Insertion finished at "&lt;&lt;std::ctime(&amp;end_time);</text:p>
      <text:p text:style-name="P1"><text:tab/>std::cout &lt;&lt;"elapsed time: "&lt;&lt;elapsed_seconds.count()&lt;&lt;"s\n";</text:p>
      <text:p text:style-name="P1"><text:tab/></text:p>
      <text:p text:style-name="P1"><text:tab/>std::cout&lt;&lt;"\nMax-&gt; ";</text:p>
      <text:p text:style-name="P1"><text:tab/>tree2.maxHelper();</text:p>
      <text:p text:style-name="P1"><text:tab/>std::cout&lt;&lt;"\nMin-&gt; ";</text:p>
      <text:p text:style-name="P1"><text:tab/>tree2.minHelper();</text:p>
      <text:p text:style-name="P1"><text:tab/>std::cout&lt;&lt;"\n";</text:p>
      <text:p text:style-name="P1"/>
      <text:p text:style-name="P1"><text:tab/>//Now to search for random nodes</text:p>
      <text:p text:style-name="P1"><text:tab/>start=std::chrono::system_clock::now();</text:p>
      <text:p text:style-name="P1"><text:tab/>for(int n=0;n&lt;100;n++){</text:p>
      <text:p text:style-name="P1"><text:tab/><text:tab/>x=rand()%100+1;</text:p>
      <text:p text:style-name="P1"><text:tab/><text:tab/>tree2.search(x);</text:p>
      <text:p text:style-name="P1"><text:tab/>}</text:p>
      <text:p text:style-name="P1"><text:tab/>end=std::chrono::system_clock::now();</text:p>
      <text:p text:style-name="P1"><text:tab/>elapsed_seconds=end-start;</text:p>
      <text:p text:style-name="P1"><text:tab/>end_time=std::chrono::system_clock::to_time_t(end);</text:p>
      <text:p text:style-name="P1"><text:tab/>std::cout&lt;&lt;"Searching finished at "&lt;&lt;std::ctime(&amp;end_time);</text:p>
      <text:p text:style-name="P1"><text:tab/>std::cout &lt;&lt;"elapsed time: "&lt;&lt;elapsed_seconds.count()&lt;&lt;"s\n";</text:p>
      <text:p text:style-name="P1"><text:tab/></text:p>
      <text:p text:style-name="P1"><text:tab/>//Now to delete random nodes</text:p>
      <text:p text:style-name="P1"><text:tab/>start=std::chrono::system_clock::now();</text:p>
      <text:p text:style-name="P1"><text:soft-page-break/><text:tab/>for(int n=0;n&lt;100;n++){</text:p>
      <text:p text:style-name="P1"><text:tab/><text:tab/>x=rand()%100+1;</text:p>
      <text:p text:style-name="P1"><text:tab/><text:tab/>tree2.removeHelper(x);</text:p>
      <text:p text:style-name="P1"><text:tab/>}</text:p>
      <text:p text:style-name="P1"><text:tab/>end=std::chrono::system_clock::now();</text:p>
      <text:p text:style-name="P1"><text:tab/>elapsed_seconds=end-start;</text:p>
      <text:p text:style-name="P1"><text:tab/>end_time=std::chrono::system_clock::to_time_t(end);</text:p>
      <text:p text:style-name="P1"><text:tab/>std::cout&lt;&lt;"Searching finished at "&lt;&lt;std::ctime(&amp;end_time);</text:p>
      <text:p text:style-name="P1"><text:tab/>std::cout &lt;&lt;"elapsed time: "&lt;&lt;elapsed_seconds.count()&lt;&lt;"s\n";</text:p>
      <text:p text:style-name="P1"/>
      <text:p text:style-name="P1"><text:tab/>//Print inorder after delete</text:p>
      <text:p text:style-name="P1"><text:tab/>tree2.printIO();</text:p>
      <text:p text:style-name="P1"><text:tab/>/*****LAST PHASE OF TESTING*****</text:p>
      <text:p text:style-name="P1"/>
      <text:p text:style-name="P1"><text:tab/>BinaryTree tree3(50);<text:tab/>//Creates tree with root at 50</text:p>
      <text:p text:style-name="P1"><text:tab/></text:p>
      <text:p text:style-name="P1"><text:tab/>//Going to insert 3000 nodes and time the functions</text:p>
      <text:p text:style-name="P1"><text:tab/></text:p>
      <text:p text:style-name="P1"><text:tab/>start=std::chrono::system_clock::now();</text:p>
      <text:p text:style-name="P1"><text:tab/>for(int i=3000;i&gt;0;i--){</text:p>
      <text:p text:style-name="P1"><text:tab/><text:tab/>x=rand()%100+1;</text:p>
      <text:p text:style-name="P1"><text:tab/><text:tab/>tree.insert(x);</text:p>
      <text:p text:style-name="P1"><text:tab/>}*/</text:p>
      <text:p text:style-name="P1"><text:tab/>return 0;</text:p>
      <text:p text:style-name="P2"><text:soft-page-break/>}</text:p>
      <text:p text:style-name="P1">//Lab 8 -&gt; binarytree.h</text:p>
      <text:p text:style-name="P1">//Sam Disharoon</text:p>
      <text:p text:style-name="P1">#ifndef BINARYTREE_H</text:p>
      <text:p text:style-name="P1">#define BINARYTREE_H</text:p>
      <text:p text:style-name="P1">class BinaryTree{</text:p>
      <text:p text:style-name="P1"><text:tab/>private:</text:p>
      <text:p text:style-name="P1"><text:tab/><text:tab/>struct TreeNode{</text:p>
      <text:p text:style-name="P1"><text:tab/><text:tab/>int key;</text:p>
      <text:p text:style-name="P1"><text:tab/><text:tab/>TreeNode* left;</text:p>
      <text:p text:style-name="P1"><text:tab/><text:tab/>TreeNode* right;</text:p>
      <text:p text:style-name="P1"><text:tab/><text:tab/>TreeNode* parent;</text:p>
      <text:p text:style-name="P1"><text:tab/>};</text:p>
      <text:p text:style-name="P1"><text:tab/><text:tab/>TreeNode* root;</text:p>
      <text:p text:style-name="P1"><text:tab/><text:tab/>void transplant(TreeNode*,TreeNode*);</text:p>
      <text:p text:style-name="P1"><text:tab/>public:</text:p>
      <text:p text:style-name="P1"><text:tab/><text:tab/>//rule of 3 and ctors</text:p>
      <text:p text:style-name="P1"><text:tab/><text:tab/>BinaryTree();</text:p>
      <text:p text:style-name="P1"><text:tab/><text:tab/>BinaryTree(int);</text:p>
      <text:p text:style-name="P1"><text:tab/><text:tab/>BinaryTree(const BinaryTree&amp;);</text:p>
      <text:p text:style-name="P1"><text:tab/><text:tab/>void destroy(TreeNode*);</text:p>
      <text:p text:style-name="P1"><text:soft-page-break/><text:tab/><text:tab/>~BinaryTree();</text:p>
      <text:p text:style-name="P1"><text:tab/><text:tab/>BinaryTree&amp; operator=(const BinaryTree&amp;);</text:p>
      <text:p text:style-name="P1"/>
      <text:p text:style-name="P1"><text:tab/><text:tab/>//functions</text:p>
      <text:p text:style-name="P1"><text:tab/><text:tab/>void insert(int);//inserts node into tree</text:p>
      <text:p text:style-name="P1"><text:tab/><text:tab/>TreeNode* search(int);//searches for node in tree</text:p>
      <text:p text:style-name="P1"/>
      <text:p text:style-name="P1"><text:tab/><text:tab/>TreeNode* minHelper();//Helps the min by passing root</text:p>
      <text:p text:style-name="P1"><text:tab/><text:tab/>TreeNode* min(TreeNode*);//returns minimum element in the tree</text:p>
      <text:p text:style-name="P1"><text:tab/><text:tab/></text:p>
      <text:p text:style-name="P1"><text:tab/><text:tab/>TreeNode* maxHelper();//Helps the max by passing root</text:p>
      <text:p text:style-name="P1"><text:tab/><text:tab/>TreeNode* max(TreeNode*);//returns maximum element in the tree</text:p>
      <text:p text:style-name="P1"/>
      <text:p text:style-name="P1"><text:tab/><text:tab/>TreeNode* successorHelper();//Helps the successor by passing root</text:p>
      <text:p text:style-name="P1"><text:tab/><text:tab/>TreeNode* successor(TreeNode*);//returns the parent element of a node </text:p>
      <text:p text:style-name="P1"><text:tab/><text:tab/>void removeHelper(int);//Helps remove by passing root</text:p>
      <text:p text:style-name="P1"><text:tab/><text:tab/>void remove(TreeNode*);//removes an element in the tree</text:p>
      <text:p text:style-name="P1"/>
      <text:p text:style-name="P1"><text:tab/><text:tab/>void print();//prints tree as is</text:p>
      <text:p text:style-name="P1"/>
      <text:p text:style-name="P1"><text:soft-page-break/><text:tab/><text:tab/>void inOrder(TreeNode*);//helps print tree in order</text:p>
      <text:p text:style-name="P1"><text:tab/><text:tab/>void printIO();//prints tree in order</text:p>
      <text:p text:style-name="P1">};</text:p>
      <text:p text:style-name="P1"/>
      <text:p text:style-name="P1"/>
      <text:p text:style-name="P2">#endif</text:p>
      <text:p text:style-name="P1">//Lab 8 -&gt; binarytree.cpp</text:p>
      <text:p text:style-name="P1">//Sam Disharoon</text:p>
      <text:p text:style-name="P1">#include"binarytree.h"</text:p>
      <text:p text:style-name="P1">#include&lt;iostream&gt;</text:p>
      <text:p text:style-name="P1">#include&lt;chrono&gt;</text:p>
      <text:p text:style-name="P1"/>
      <text:p text:style-name="P1">BinaryTree::BinaryTree(){</text:p>
      <text:p text:style-name="P1"><text:tab/>root=nullptr;</text:p>
      <text:p text:style-name="P1">}</text:p>
      <text:p text:style-name="P1">BinaryTree::BinaryTree(int x){</text:p>
      <text:p text:style-name="P1"><text:tab/>TreeNode* newNode = new TreeNode;</text:p>
      <text:p text:style-name="P1"><text:tab/>newNode-&gt;key=x;</text:p>
      <text:p text:style-name="P1"><text:tab/>newNode-&gt;left=nullptr;</text:p>
      <text:p text:style-name="P1"><text:tab/>newNode-&gt;right=nullptr;</text:p>
      <text:p text:style-name="P1"><text:tab/>newNode-&gt;parent=nullptr;</text:p>
      <text:p text:style-name="P1"><text:tab/>root=newNode;</text:p>
      <text:p text:style-name="P1"><text:tab/></text:p>
      <text:p text:style-name="P1">}</text:p>
      <text:p text:style-name="P1">BinaryTree::BinaryTree(const BinaryTree&amp; other){</text:p>
      <text:p text:style-name="P1"/>
      <text:p text:style-name="P1">}</text:p>
      <text:p text:style-name="P1">BinaryTree::~BinaryTree(){</text:p>
      <text:p text:style-name="P1"><text:tab/>destroy(root);</text:p>
      <text:p text:style-name="P1">}</text:p>
      <text:p text:style-name="P1">BinaryTree&amp; BinaryTree::operator=(const BinaryTree&amp;){</text:p>
      <text:p text:style-name="P1"/>
      <text:p text:style-name="P1">}</text:p>
      <text:p text:style-name="P1">void BinaryTree::destroy(TreeNode* r){</text:p>
      <text:p text:style-name="P1"><text:tab/>if(r!=nullptr){</text:p>
      <text:p text:style-name="P1"><text:soft-page-break/><text:tab/><text:tab/>destroy(r-&gt;left);</text:p>
      <text:p text:style-name="P1"><text:tab/><text:tab/>destroy(r-&gt;right);</text:p>
      <text:p text:style-name="P1"><text:tab/><text:tab/>delete r;</text:p>
      <text:p text:style-name="P1"><text:tab/>}</text:p>
      <text:p text:style-name="P1">}</text:p>
      <text:p text:style-name="P1">void BinaryTree::insert(int num){</text:p>
      <text:p text:style-name="P1"><text:tab/>TreeNode* prev = new TreeNode;//y</text:p>
      <text:p text:style-name="P1"><text:tab/>TreeNode* cursor = root;//x</text:p>
      <text:p text:style-name="P1"/>
      <text:p text:style-name="P1"><text:tab/>while(cursor!=nullptr){</text:p>
      <text:p text:style-name="P1"><text:tab/><text:tab/>prev=cursor;</text:p>
      <text:p text:style-name="P1"><text:tab/><text:tab/>if(num&lt;cursor-&gt;key){</text:p>
      <text:p text:style-name="P1"><text:tab/><text:tab/><text:tab/>cursor=cursor-&gt;left;</text:p>
      <text:p text:style-name="P1"><text:tab/><text:tab/>}</text:p>
      <text:p text:style-name="P1"><text:tab/><text:tab/>else {</text:p>
      <text:p text:style-name="P1"><text:tab/><text:tab/><text:tab/>cursor=cursor-&gt;right;</text:p>
      <text:p text:style-name="P1"><text:tab/><text:tab/>}</text:p>
      <text:p text:style-name="P1"/>
      <text:p text:style-name="P1"><text:tab/>}</text:p>
      <text:p text:style-name="P1"><text:tab/>TreeNode* z =new TreeNode;</text:p>
      <text:p text:style-name="P1"><text:tab/>z-&gt;parent=prev;</text:p>
      <text:p text:style-name="P1"><text:tab/>z-&gt;key=num;</text:p>
      <text:p text:style-name="P1"><text:tab/>if(root==nullptr){</text:p>
      <text:p text:style-name="P1"><text:soft-page-break/><text:tab/><text:tab/>root=z;</text:p>
      <text:p text:style-name="P1"><text:tab/>}</text:p>
      <text:p text:style-name="P1"><text:tab/>else{</text:p>
      <text:p text:style-name="P1"><text:tab/><text:tab/>if(z-&gt;key&lt;prev-&gt;key){</text:p>
      <text:p text:style-name="P1"><text:tab/><text:tab/><text:tab/>prev-&gt;left=z;</text:p>
      <text:p text:style-name="P1"><text:tab/><text:tab/>}</text:p>
      <text:p text:style-name="P1"><text:tab/><text:tab/>else{</text:p>
      <text:p text:style-name="P1"><text:tab/><text:tab/><text:tab/>prev-&gt;right=z;</text:p>
      <text:p text:style-name="P1"><text:tab/><text:tab/>}</text:p>
      <text:p text:style-name="P1"><text:tab/></text:p>
      <text:p text:style-name="P1"><text:tab/>}</text:p>
      <text:p text:style-name="P1"><text:tab/></text:p>
      <text:p text:style-name="P1">}</text:p>
      <text:p text:style-name="P1">void BinaryTree::printIO(){</text:p>
      <text:p text:style-name="P1"><text:tab/>inOrder(root);</text:p>
      <text:p text:style-name="P1">}</text:p>
      <text:p text:style-name="P1">void BinaryTree::inOrder(TreeNode* x){</text:p>
      <text:p text:style-name="P1"><text:tab/></text:p>
      <text:p text:style-name="P1"><text:tab/>if(x!=nullptr){</text:p>
      <text:p text:style-name="P1"><text:tab/><text:tab/>inOrder(x-&gt;left);</text:p>
      <text:p text:style-name="P1"><text:tab/><text:tab/>std::cout&lt;&lt;x-&gt;key&lt;&lt;" ";</text:p>
      <text:p text:style-name="P1"><text:tab/><text:tab/>inOrder(x-&gt;right);</text:p>
      <text:p text:style-name="P1"><text:tab/>}</text:p>
      <text:p text:style-name="P1"><text:tab/>else{</text:p>
      <text:p text:style-name="P1"><text:tab/><text:tab/>return;</text:p>
      <text:p text:style-name="P1"><text:soft-page-break/><text:tab/>}</text:p>
      <text:p text:style-name="P1">}</text:p>
      <text:p text:style-name="P1">BinaryTree::TreeNode* BinaryTree::search(int target){</text:p>
      <text:p text:style-name="P1"><text:tab/>TreeNode* cursor=root;</text:p>
      <text:p text:style-name="P1"><text:tab/>while(cursor!=nullptr){</text:p>
      <text:p text:style-name="P1"><text:tab/><text:tab/>if(cursor-&gt;key==target){</text:p>
      <text:p text:style-name="P1"><text:tab/><text:tab/><text:tab/>return cursor;</text:p>
      <text:p text:style-name="P1"><text:tab/><text:tab/>}</text:p>
      <text:p text:style-name="P1"><text:tab/><text:tab/>if(target&lt;=cursor-&gt;key){</text:p>
      <text:p text:style-name="P1"><text:tab/><text:tab/><text:tab/>cursor=cursor-&gt;left;</text:p>
      <text:p text:style-name="P1"><text:tab/><text:tab/>}</text:p>
      <text:p text:style-name="P1"><text:tab/><text:tab/>else if(target&gt;cursor-&gt;key){</text:p>
      <text:p text:style-name="P1"><text:tab/><text:tab/><text:tab/>cursor=cursor-&gt;right;</text:p>
      <text:p text:style-name="P1"><text:tab/><text:tab/>}</text:p>
      <text:p text:style-name="P1"><text:tab/>}</text:p>
      <text:p text:style-name="P1"><text:tab/>std::cout&lt;&lt;"Not found!\n";</text:p>
      <text:p text:style-name="P1"><text:tab/>return nullptr;</text:p>
      <text:p text:style-name="P1">}</text:p>
      <text:p text:style-name="P1">void BinaryTree::transplant(TreeNode* d, TreeNode* r){</text:p>
      <text:p text:style-name="P1"><text:tab/>if(r==nullptr){</text:p>
      <text:p text:style-name="P1"><text:tab/><text:tab/>r-&gt;parent=d-&gt;parent;</text:p>
      <text:p text:style-name="P1"><text:tab/>}</text:p>
      <text:p text:style-name="P1"><text:tab/>if(d-&gt;parent==nullptr){</text:p>
      <text:p text:style-name="P1"><text:tab/><text:tab/>root=r;</text:p>
      <text:p text:style-name="P1"><text:soft-page-break/><text:tab/>}</text:p>
      <text:p text:style-name="P1"><text:tab/>else if(d==d-&gt;parent-&gt;left){</text:p>
      <text:p text:style-name="P1"><text:tab/><text:tab/>d-&gt;parent-&gt;left=r;</text:p>
      <text:p text:style-name="P1"><text:tab/>}</text:p>
      <text:p text:style-name="P1"><text:tab/>else{</text:p>
      <text:p text:style-name="P1"><text:tab/><text:tab/>d-&gt;parent-&gt;right=r;</text:p>
      <text:p text:style-name="P1"><text:tab/>}</text:p>
      <text:p text:style-name="P1">}</text:p>
      <text:p text:style-name="P1">void BinaryTree::removeHelper(int x){</text:p>
      <text:p text:style-name="P1"><text:tab/>remove(search(x));</text:p>
      <text:p text:style-name="P1">}</text:p>
      <text:p text:style-name="P1">void BinaryTree::remove(TreeNode* x){</text:p>
      <text:p text:style-name="P1"><text:tab/>if(x==nullptr){</text:p>
      <text:p text:style-name="P1"><text:tab/><text:tab/>std::cout&lt;&lt;"Can't delete!\n";</text:p>
      <text:p text:style-name="P1"><text:tab/>}</text:p>
      <text:p text:style-name="P1"><text:tab/>else{</text:p>
      <text:p text:style-name="P1"><text:tab/><text:tab/>TreeNode* d=x;</text:p>
      <text:p text:style-name="P1"><text:tab/><text:tab/>TreeNode* r=x;</text:p>
      <text:p text:style-name="P1"/>
      <text:p text:style-name="P1"><text:tab/><text:tab/>if(x-&gt;left==nullptr){</text:p>
      <text:p text:style-name="P1"><text:tab/><text:tab/><text:tab/>transplant(x,x-&gt;right);</text:p>
      <text:p text:style-name="P1"><text:tab/><text:tab/>}</text:p>
      <text:p text:style-name="P1"><text:tab/><text:tab/>else if(x-&gt;right==nullptr){</text:p>
      <text:p text:style-name="P1"><text:tab/><text:tab/><text:tab/>transplant(x,x-&gt;left);</text:p>
      <text:p text:style-name="P1"><text:soft-page-break/><text:tab/><text:tab/>}</text:p>
      <text:p text:style-name="P1"><text:tab/><text:tab/>else{</text:p>
      <text:p text:style-name="P1"><text:tab/><text:tab/><text:tab/>TreeNode* y=min(x-&gt;right);</text:p>
      <text:p text:style-name="P1"><text:tab/><text:tab/><text:tab/>if(y-&gt;parent!=x){</text:p>
      <text:p text:style-name="P1"><text:tab/><text:tab/><text:tab/><text:tab/>transplant(y,y-&gt;right);</text:p>
      <text:p text:style-name="P1"><text:tab/><text:tab/><text:tab/><text:tab/>y-&gt;right-x-&gt;right;</text:p>
      <text:p text:style-name="P1"><text:tab/><text:tab/><text:tab/><text:tab/>y-&gt;right-&gt;parent=y;</text:p>
      <text:p text:style-name="P1"><text:tab/><text:tab/><text:tab/>}</text:p>
      <text:p text:style-name="P1"><text:tab/><text:tab/><text:tab/>transplant(x,y);</text:p>
      <text:p text:style-name="P1"><text:tab/><text:tab/><text:tab/>y-&gt;left=x-&gt;left;</text:p>
      <text:p text:style-name="P1"><text:tab/><text:tab/><text:tab/>y-&gt;left-&gt;parent=y;</text:p>
      <text:p text:style-name="P1"><text:tab/><text:tab/>}</text:p>
      <text:p text:style-name="P1"><text:tab/>}</text:p>
      <text:p text:style-name="P1">}</text:p>
      <text:p text:style-name="P1">BinaryTree::TreeNode* BinaryTree::successorHelper(){</text:p>
      <text:p text:style-name="P1"><text:tab/>successor(root);</text:p>
      <text:p text:style-name="P1">}</text:p>
      <text:p text:style-name="P1">BinaryTree::TreeNode* BinaryTree::successor(TreeNode* x){</text:p>
      <text:p text:style-name="P1"><text:tab/>if(x-&gt;right==nullptr){</text:p>
      <text:p text:style-name="P1"><text:tab/><text:tab/>return min(x-&gt;right);</text:p>
      <text:p text:style-name="P1"><text:tab/>}</text:p>
      <text:p text:style-name="P1"><text:soft-page-break/><text:tab/>TreeNode* y=x-&gt;parent;</text:p>
      <text:p text:style-name="P1"><text:tab/>while(y!=nullptr&amp;&amp;x==y-&gt;right){</text:p>
      <text:p text:style-name="P1"><text:tab/><text:tab/>x=y;</text:p>
      <text:p text:style-name="P1"><text:tab/><text:tab/>y=y-&gt;parent;</text:p>
      <text:p text:style-name="P1"><text:tab/>}</text:p>
      <text:p text:style-name="P1">}</text:p>
      <text:p text:style-name="P1">BinaryTree::TreeNode* BinaryTree::minHelper(){</text:p>
      <text:p text:style-name="P1"><text:tab/>min(root);</text:p>
      <text:p text:style-name="P1">}</text:p>
      <text:p text:style-name="P1">BinaryTree::TreeNode* BinaryTree::min(TreeNode* x){</text:p>
      <text:p text:style-name="P1"><text:tab/>if(x!=nullptr){</text:p>
      <text:p text:style-name="P1"><text:tab/><text:tab/>while(x-&gt;left!=nullptr){</text:p>
      <text:p text:style-name="P1"><text:tab/><text:tab/><text:tab/>x=x-&gt;left;</text:p>
      <text:p text:style-name="P1"><text:tab/><text:tab/>}</text:p>
      <text:p text:style-name="P1"><text:tab/>}</text:p>
      <text:p text:style-name="P1"><text:tab/>std::cout&lt;&lt;x-&gt;key&lt;&lt;std::endl;</text:p>
      <text:p text:style-name="P1"><text:tab/>return x;</text:p>
      <text:p text:style-name="P1">}</text:p>
      <text:p text:style-name="P1">BinaryTree::TreeNode* BinaryTree::maxHelper(){</text:p>
      <text:p text:style-name="P1"><text:tab/>max(root);</text:p>
      <text:p text:style-name="P1">}</text:p>
      <text:p text:style-name="P1">BinaryTree::TreeNode* BinaryTree::max(TreeNode* x){</text:p>
      <text:p text:style-name="P1"><text:tab/>if(x!=nullptr){</text:p>
      <text:p text:style-name="P1"><text:tab/><text:tab/>while(x-&gt;right!=nullptr){</text:p>
      <text:p text:style-name="P1"><text:tab/><text:tab/><text:tab/>x=x-&gt;right;</text:p>
      <text:p text:style-name="P1"><text:tab/><text:tab/>}</text:p>
      <text:p text:style-name="P1"><text:tab/>}</text:p>
      <text:p text:style-name="P1"><text:soft-page-break/><text:tab/>std::cout&lt;&lt;x-&gt;key&lt;&lt;std::endl;</text:p>
      <text:p text:style-name="P1"><text:tab/>return x;</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8:49:37.168973200</meta:creation-date>
    <dc:date>2019-11-01T08:51:49.550946339</dc:date>
    <meta:editing-duration>PT2M13S</meta:editing-duration>
    <meta:editing-cycles>1</meta:editing-cycles>
    <meta:document-statistic meta:table-count="0" meta:image-count="0" meta:object-count="0" meta:page-count="15" meta:paragraph-count="335" meta:word-count="744" meta:character-count="7934" meta:non-whitespace-character-count="7107"/>
    <meta:generator>LibreOffice/5.3.6.1$Linux_X86_64 LibreOffice_project/30$Build-1</meta:generator>
  </office:meta>
</office:document-meta>
</file>